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loext:graphic-properties draw:fill="none" draw:fill-color="#ffffff"/>
      <style:paragraph-properties fo:margin-left="0cm" fo:margin-right="0cm" fo:margin-top="0.25cm" fo:margin-bottom="0.21cm" style:contextual-spacing="false" fo:text-indent="0cm" style:auto-text-indent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.25cm" style:contextual-spacing="false" style:line-height-at-least="0.37cm" fo:text-indent="0cm" style:auto-text-indent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.397cm" fo:margin-right="0cm" fo:margin-top="0cm" fo:margin-bottom="0cm" style:contextual-spacing="false" style:line-height-at-least="0.37cm" fo:text-indent="0cm" style:auto-text-indent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.397cm" fo:margin-right="0cm" fo:margin-top="0cm" fo:margin-bottom="0.25cm" style:contextual-spacing="false" style:line-height-at-least="0.37cm" fo:text-indent="0cm" style:auto-text-indent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0.397cm" fo:margin-right="0cm" fo:margin-top="0cm" fo:margin-bottom="0cm" style:contextual-spacing="false" style:line-height-at-least="0.37cm" fo:text-indent="0cm" style:auto-text-indent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left="0.397cm" fo:margin-right="0cm" fo:margin-top="0cm" fo:margin-bottom="0.25cm" style:contextual-spacing="false" style:line-height-at-least="0.37cm" fo:text-indent="0cm" style:auto-text-indent="false" fo:background-color="transparent"/>
    </style:style>
    <style:style style:name="T1" style:family="text">
      <style:text-properties style:font-name="Liberation Serif1" fo:font-size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Título</text:span></text:span></text:h>
      <text:p text:style-name="P2"><text:span text:style-name="Strong_20_Emphasis">FichApp (Sistema de Gestión de Fichajes de Entrada y Salida)</text:span></text:p>
      <text:h text:style-name="P1" text:outline-level="3"><text:span text:style-name="Strong_20_Emphasis"><text:span text:style-name="T1">Introducción</text:span></text:span></text:h>
      <text:p text:style-name="P2">Tras analizar las necesidades de empresas y negocios que requieren un control eficiente de horarios y asistencia de empleados, hemos identificado las siguientes problemáticas comunes:</text:p>
      <text:list text:style-name="L1">
        <text:list-item>
          <text:p text:style-name="P3">Dificultad para registrar y gestionar los horarios de entrada y salida del personal.</text:p>
        </text:list-item>
        <text:list-item>
          <text:p text:style-name="P3">Falta de un sistema centralizado para consultar fichajes y generar informes.</text:p>
        </text:list-item>
        <text:list-item>
          <text:p text:style-name="P3">Necesidad de una herramienta accesible y fácil de usar para empleados y administradores.</text:p>
        </text:list-item>
        <text:list-item>
          <text:p text:style-name="P4">Control de ausencias, retrasos y horas extra sin automatización.</text:p>
        </text:list-item>
      </text:list>
      <text:p text:style-name="P2">Este software pretende proporcionar una solución integral que facilite el registro y la gestión de fichajes en una única aplicación web con una interfaz intuitiva, moderna y accesible para todos los usuarios.</text:p>
      <text:p text:style-name="P2"><text:span text:style-name="Strong_20_Emphasis">Objetivos</text:span></text:p>
      <text:p text:style-name="P2">El objetivo de este proyecto es desarrollar una aplicación web que permita a los empleados registrar sus fichajes de <text:span text:style-name="Strong_20_Emphasis">entrada y salida</text:span> de manera sencilla y efectiva.</text:p>
      <text:p text:style-name="P2">Los objetivos específicos son:</text:p>
      <text:list text:style-name="L2">
        <text:list-item>
          <text:p text:style-name="P5"><text:span text:style-name="Strong_20_Emphasis">Facilitar el registro de fichajes</text:span> de entrada y salida de los empleados en un sistema digital.</text:p>
        </text:list-item>
        <text:list-item>
          <text:p text:style-name="P5"><text:span text:style-name="Strong_20_Emphasis">Garantizar la precisión de los horarios</text:span> mediante un sistema centralizado y automatizado.</text:p>
        </text:list-item>
        <text:list-item>
          <text:p text:style-name="P5"><text:span text:style-name="Strong_20_Emphasis">Proporcionar un acceso rápido y sencillo</text:span> a los fichajes desde cualquier dispositivo autorizado.</text:p>
        </text:list-item>
        <text:list-item>
          <text:p text:style-name="P5"><text:span text:style-name="Strong_20_Emphasis">Asegurar la integridad de los datos</text:span>, evitando modificaciones no autorizadas en los registros.</text:p>
        </text:list-item>
        <text:list-item>
          <text:p text:style-name="P6"><text:span text:style-name="Strong_20_Emphasis">Mantener una interfaz simple y eficiente</text:span>, para que cualquier usuario pueda utilizarla sin complicaciones.</text:p>
        </text:list-item>
      </text:list>
      <text:p text:style-name="P2">Este sistema está diseñado exclusivamente para la gestión de fichajes, con el objetivo de hacer su uso lo más ágil y directo posible.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16:37:43.196000000</meta:creation-date>
    <dc:date>2025-03-22T16:37:56.614000000</dc:date>
    <meta:editing-duration>PT14S</meta:editing-duration>
    <meta:editing-cycles>1</meta:editing-cycles>
    <meta:document-statistic meta:table-count="0" meta:image-count="0" meta:object-count="0" meta:page-count="1" meta:paragraph-count="19" meta:word-count="247" meta:character-count="1606" meta:non-whitespace-character-count="1385"/>
    <meta:generator>LibreOffice/24.2.4.2$Windows_X86_64 LibreOffice_project/51a6219feb6075d9a4c46691dcfe0cd9c4fff3c2</meta:generator>
  </office:meta>
</office:document-meta>
</file>